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5-11-1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5-07-2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5-05-2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5-03-1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4-12-1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4-07-2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4-04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4-02-0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3-10-1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3-08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3-05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3-02-07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2-10-2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2-09-2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2-05-0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2-02-10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1-08-05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1-04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1-03-0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0-10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0-09-0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0-04-0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20-02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9-09-1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9-06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9-03-1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8-12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8-06-1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7-11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7-09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7-03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6-12-0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6-09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6-06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6-03-0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5-12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5-09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5-06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5-03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4-12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4-09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4-06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4-03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3-09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3-07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3-03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2-12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2-08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2-06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2-03-1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1-11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1-09-0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1-06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1-03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0-11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0-08-3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0-06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10-03-0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9-11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9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9-06-0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9-03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8-12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8-08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8-05-0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8-03-0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7-11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7-08-2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7-06-0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7-02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6-11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6-07-2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6-05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1</text:p>
          </table:table-cell>
          <table:table-cell office:value-type="string" calcext:value-type="string">
            <text:p>64J <text:s/>9 SOW 112A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" meta:object-count="0"/>
    <meta:user-defined meta:name="AppVersion">3.0</meta:user-defined>
  </office:meta>
</office:document-meta>
</file>